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fo:min-height="0.81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3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21.081cm">
          <text:p text:style-name="P4"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21.102cm">
          <text:p text:style-name="P4"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User Agent B</text:span></text:p>
          </draw:text-box>
        </draw:frame>
        <draw:g>
          <draw:line draw:style-name="gr4" draw:text-style-name="P2" draw:layer="layout" svg:x1="4.955cm" svg:y1="6.99cm" svg:x2="15.51cm" svg:y2="6.9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6cm" svg:y="6.066cm">
            <draw:text-box>
              <text:p text:style-name="P2"><text:span text:style-name="T2">(1) INVITE</text:span></text:p>
            </draw:text-box>
          </draw:frame>
        </draw:g>
        <draw:g>
          <draw:line draw:style-name="gr6" draw:text-style-name="P1" draw:layer="layout" svg:x1="15.51cm" svg:y1="9.035cm" svg:x2="4.991cm" svg:y2="9.035cm">
            <text:p text:style-name="P4"/>
          </draw:line>
          <draw:frame draw:style-name="gr5" draw:text-style-name="P4" draw:layer="layout" svg:width="4.389cm" svg:height="1.068cm" svg:x="11.142cm" svg:y="8.123cm">
            <draw:text-box>
              <text:p text:style-name="P2"><text:span text:style-name="T2">(2) 100 TRYING</text:span></text:p>
            </draw:text-box>
          </draw:frame>
        </draw:g>
        <draw:g>
          <draw:line draw:style-name="gr6" draw:text-style-name="P1" draw:layer="layout" svg:x1="15.51cm" svg:y1="10.412cm" svg:x2="4.991cm" svg:y2="10.412cm">
            <text:p text:style-name="P4"/>
          </draw:line>
          <draw:frame draw:style-name="gr5" draw:text-style-name="P4" draw:layer="layout" svg:width="4.389cm" svg:height="1.068cm" svg:x="11.142cm" svg:y="9.5cm">
            <draw:text-box>
              <text:p text:style-name="P2"><text:span text:style-name="T2">(3) 180 RINGING</text:span></text:p>
            </draw:text-box>
          </draw:frame>
        </draw:g>
        <draw:g>
          <draw:line draw:style-name="gr6" draw:text-style-name="P1" draw:layer="layout" svg:x1="15.51cm" svg:y1="11.838cm" svg:x2="4.991cm" svg:y2="11.838cm">
            <text:p text:style-name="P4"/>
          </draw:line>
          <draw:frame draw:style-name="gr5" draw:text-style-name="P4" draw:layer="layout" svg:width="4.389cm" svg:height="1.068cm" svg:x="11.142cm" svg:y="10.926cm">
            <draw:text-box>
              <text:p text:style-name="P2"><text:span text:style-name="T2">(4) 200 OK</text:span></text:p>
            </draw:text-box>
          </draw:frame>
        </draw:g>
        <draw:g>
          <draw:line draw:style-name="gr4" draw:text-style-name="P2" draw:layer="layout" svg:x1="4.956cm" svg:y1="13.29cm" svg:x2="15.511cm" svg:y2="13.2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7cm" svg:y="12.366cm">
            <draw:text-box>
              <text:p text:style-name="P2"><text:span text:style-name="T2">(5) ACK</text:span></text:p>
            </draw:text-box>
          </draw:frame>
        </draw:g>
        <draw:g>
          <draw:line draw:style-name="gr4" draw:text-style-name="P2" draw:layer="layout" svg:x1="4.957cm" svg:y1="17.89cm" svg:x2="15.512cm" svg:y2="17.89cm">
            <text:p text:style-name="P2"><text:span text:style-name="T2"/></text:p>
            <text:p text:style-name="P2"/>
          </draw:line>
          <draw:frame draw:style-name="gr5" draw:text-style-name="P4" draw:layer="layout" svg:width="3.076cm" svg:height="1.068cm" svg:x="5.208cm" svg:y="16.966cm">
            <draw:text-box>
              <text:p text:style-name="P2"><text:span text:style-name="T2">(6) BYE</text:span></text:p>
            </draw:text-box>
          </draw:frame>
        </draw:g>
        <draw:g>
          <draw:line draw:style-name="gr6" draw:text-style-name="P1" draw:layer="layout" svg:x1="15.51cm" svg:y1="19.238cm" svg:x2="4.991cm" svg:y2="19.238cm">
            <text:p text:style-name="P4"/>
          </draw:line>
          <draw:frame draw:style-name="gr5" draw:text-style-name="P4" draw:layer="layout" svg:width="4.389cm" svg:height="1.068cm" svg:x="11.142cm" svg:y="18.326cm">
            <draw:text-box>
              <text:p text:style-name="P2"><text:span text:style-name="T2">(7) 200 OK</text:span></text:p>
            </draw:text-box>
          </draw:frame>
        </draw:g>
        <draw:custom-shape draw:style-name="gr7" draw:text-style-name="P5" draw:layer="layout" svg:width="10.471cm" svg:height="2.315cm" svg:x="4.997cm" svg:y="14.298cm">
          <text:p text:style-name="P2"><text:span text:style-name="T3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3T18:38:32</meta:creation-date>
    <dc:creator>plotti plotti</dc:creator>
    <dc:date>2008-05-26T16:20:53</dc:date>
    <meta:editing-cycles>3</meta:editing-cycles>
    <meta:editing-duration>PT18M47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